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b2ad8" officeooo:paragraph-rsid="000b2ad8"/>
    </style:style>
    <style:style style:name="P2" style:family="paragraph" style:parent-style-name="Standard">
      <style:text-properties officeooo:rsid="000b2ad8" officeooo:paragraph-rsid="000b2ad8"/>
    </style:style>
    <style:style style:name="P3" style:family="paragraph" style:parent-style-name="Text_20_body">
      <style:text-properties officeooo:paragraph-rsid="000b2ad8"/>
    </style:style>
    <style:style style:name="T1" style:family="text">
      <style:text-properties officeooo:rsid="000b2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SERT Statements</text:h>
      <text:p text:style-name="Text_20_body">Assuming we have tables <text:span text:style-name="Source_20_Text">books</text:span>, <text:span text:style-name="Source_20_Text">authors</text:span>, and <text:span text:style-name="Source_20_Text">categories</text:span> in our library database:</text:p>
      <text:p text:style-name="P2">Code:</text:p>
      <text:p text:style-name="P2"/>
      <text:p text:style-name="P2">-- Insert a new book record</text:p>
      <text:p text:style-name="P2">INSERT INTO books (title, author_id, category_id, isbn, published_date)</text:p>
      <text:p text:style-name="P2">VALUES ('The Great Gatsby', 1, 3, '9780743273565', '1925-04-10');</text:p>
      <text:p text:style-name="P2"/>
      <text:p text:style-name="P2">-- Insert a new author record</text:p>
      <text:p text:style-name="P2">INSERT INTO authors (name, nationality)</text:p>
      <text:p text:style-name="P2">VALUES ('F. Scott Fitzgerald', 'American');</text:p>
      <text:p text:style-name="P2"/>
      <text:p text:style-name="P2">-- Insert a new category record</text:p>
      <text:p text:style-name="P2">INSERT INTO categories (name)</text:p>
      <text:p text:style-name="P2">VALUES ('Classic Literature');</text:p>
      <text:p text:style-name="P2"/>
      <text:h text:style-name="P1" text:outline-level="3">2. UPDATE Statements</text:h>
      <text:p text:style-name="Text_20_body">Updating existing records based on certain conditions:</text:p>
      <text:p text:style-name="P2">Code:</text:p>
      <text:p text:style-name="P2"/>
      <text:p text:style-name="P2">-- Update a book's information</text:p>
      <text:p text:style-name="P2">UPDATE books</text:p>
      <text:p text:style-name="P2">SET title = 'The Great Gatsby (Special Edition)'</text:p>
      <text:p text:style-name="P2">WHERE book_id = 1;</text:p>
      <text:p text:style-name="P2"/>
      <text:p text:style-name="P2">-- Update an author's information</text:p>
      <text:p text:style-name="P2">UPDATE authors</text:p>
      <text:p text:style-name="P2">SET nationality = 'American (United States)'</text:p>
      <text:p text:style-name="P2">WHERE author_id = 1;</text:p>
      <text:p text:style-name="P2"/>
      <text:h text:style-name="P1" text:outline-level="3">3. DELETE Statements</text:h>
      <text:p text:style-name="Text_20_body">Deleting records based on specific criteria:</text:p>
      <text:p text:style-name="P2">Code:</text:p>
      <text:p text:style-name="P2"/>
      <text:p text:style-name="P2">-- Delete books published before 1900</text:p>
      <text:p text:style-name="P2">DELETE FROM books</text:p>
      <text:p text:style-name="P2">WHERE published_date &lt; '1900-01-01';</text:p>
      <text:p text:style-name="P2"/>
      <text:p text:style-name="P2">-- Delete an author and associated books</text:p>
      <text:p text:style-name="P2">DELETE FROM authors</text:p>
      <text:p text:style-name="P2">WHERE author_id = 1;</text:p>
      <text:p text:style-name="P2"/>
      <text:p text:style-name="P2">-- Note: This might require cascading deletes set up in the database schema to remove associated records in other tables (foreign key constraints).</text:p>
      <text:p text:style-name="P2"/>
      <text:h text:style-name="P1" text:outline-level="3"><text:soft-page-break/>4. BULK INSERT Statements</text:h>
      <text:p text:style-name="Text_20_body">For bulk inserting data from an external source, assuming you have a CSV file named <text:span text:style-name="Source_20_Text">books.csv</text:span> with columns <text:span text:style-name="Source_20_Text">title, author, category, isbn, published_date:</text:span></text:p>
      <text:p text:style-name="P3"><text:span text:style-name="Source_20_Text"><text:span text:style-name="T1">Code:</text:span></text:span></text:p>
      <text:p text:style-name="P3"><text:span text:style-name="Source_20_Text">-- Bulk insert data from a CSV file (example using PostgreSQL COPY command)</text:span></text:p>
      <text:p text:style-name="P3"><text:span text:style-name="Source_20_Text">COPY books (title, author_id, category_id, isbn, published_date)</text:span></text:p>
      <text:p text:style-name="P3"><text:span text:style-name="Source_20_Text">FROM '/path/to/books.csv' DELIMITER ',' CSV HEADER;</text:span></text:p>
      <text:p text:style-name="P3"><text:span text:style-name="Source_20_Text"/></text:p>
      <text:p text:style-name="P3"><text:span text:style-name="Source_20_Text">-- Ensure that you have properly mapped the CSV columns to the table columns and that the file path is accessible from the database server.</text:span></text:p>
      <text:p text:style-name="P3"><text:span text:style-name="Source_20_Text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40:14.437311800</meta:creation-date>
    <dc:date>2024-06-23T21:43:03.517786405</dc:date>
    <meta:editing-duration>PT2M50S</meta:editing-duration>
    <meta:editing-cycles>1</meta:editing-cycles>
    <meta:document-statistic meta:table-count="0" meta:image-count="0" meta:object-count="0" meta:page-count="2" meta:paragraph-count="40" meta:word-count="253" meta:character-count="1663" meta:non-whitespace-character-count="1450"/>
    <meta:generator>LibreOffice/7.3.7.2$Linux_X86_64 LibreOffice_project/30$Build-2</meta:generator>
  </office:meta>
</office:document-meta>
</file>